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3ed6156" officeooo:paragraph-rsid="03ed6156"/>
    </style:style>
    <style:style style:name="P2" style:family="paragraph" style:parent-style-name="Footnote">
      <style:text-properties officeooo:rsid="03ed6e73" officeooo:paragraph-rsid="03ed6e73"/>
    </style:style>
    <style:style style:name="P3" style:family="paragraph" style:parent-style-name="Footnote">
      <style:text-properties officeooo:rsid="03ef1c8f" officeooo:paragraph-rsid="03ef1c8f"/>
    </style:style>
    <style:style style:name="P4" style:family="paragraph" style:parent-style-name="Footnote">
      <style:text-properties officeooo:rsid="03f0b31b" officeooo:paragraph-rsid="03f0b31b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8cf50" style:font-size-asian="13pt" style:font-name-complex="Sanskrit 2003" style:font-size-complex="13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8cf50" style:font-size-asian="13pt" style:font-weight-asian="bold" style:font-name-complex="Sanskrit 2003" style:font-size-complex="13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8cf50"/>
    </style:style>
    <style:style style:name="T1" style:family="text">
      <style:text-properties officeooo:rsid="03f0b3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f0b31b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3ec8067"/>
    </style:style>
    <style:style style:name="T6" style:family="text">
      <style:text-properties fo:color="#000000" officeooo:rsid="03e7c6d4"/>
    </style:style>
    <style:style style:name="T7" style:family="text">
      <style:text-properties officeooo:rsid="03ec8067"/>
    </style:style>
    <style:style style:name="T8" style:family="text">
      <style:text-properties officeooo:rsid="03e7c6d4"/>
    </style:style>
    <style:style style:name="T9" style:family="text">
      <style:text-properties style:font-name="Sanskrit 2003" fo:font-size="13pt" style:font-size-asian="13pt" style:font-name-complex="Sanskrit 2003" style:font-size-complex="13pt"/>
    </style:style>
    <style:style style:name="T10" style:family="text">
      <style:text-properties style:font-name="Sanskrit 2003" fo:font-size="13pt" officeooo:rsid="03ec8067" style:font-size-asian="13pt" style:font-name-complex="Sanskrit 2003" style:font-size-complex="13pt"/>
    </style:style>
    <style:style style:name="T11" style:family="text">
      <style:text-properties style:font-name="Sanskrit 2003" fo:font-size="13pt" officeooo:rsid="03e7c6d4" style:font-size-asian="13pt" style:font-name-complex="Sanskrit 2003" style:font-size-complex="13pt"/>
    </style:style>
    <style:style style:name="T12" style:family="text">
      <style:text-properties style:font-name="Sanskrit 2003" fo:font-size="13pt" officeooo:rsid="03ed325b" style:font-size-asian="13pt" style:font-name-complex="Sanskrit 2003" style:font-size-complex="13pt"/>
    </style:style>
    <style:style style:name="T13" style:family="text">
      <style:text-properties style:font-name="Sanskrit 2003" fo:font-size="13pt" officeooo:rsid="03ed6156" style:font-size-asian="13pt" style:font-name-complex="Sanskrit 2003" style:font-size-complex="13pt"/>
    </style:style>
    <style:style style:name="T14" style:family="text">
      <style:text-properties style:font-name="Sanskrit 2003" fo:font-size="13pt" officeooo:rsid="03ed6e73" style:font-size-asian="13pt" style:font-name-complex="Sanskrit 2003" style:font-size-complex="13pt"/>
    </style:style>
    <style:style style:name="T15" style:family="text">
      <style:text-properties style:font-name="Sanskrit 2003" fo:font-size="13pt" officeooo:rsid="03ee33a3" style:font-size-asian="13pt" style:font-name-complex="Sanskrit 2003" style:font-size-complex="13pt"/>
    </style:style>
    <style:style style:name="T16" style:family="text">
      <style:text-properties style:font-name="Sanskrit 2003" fo:font-size="13pt" officeooo:rsid="03ef1c8f" style:font-size-asian="13pt" style:font-name-complex="Sanskrit 2003" style:font-size-complex="13pt"/>
    </style:style>
    <style:style style:name="T17" style:family="text">
      <style:text-properties style:font-name="Sanskrit 2003" fo:font-size="13pt" officeooo:rsid="03f0b31b" style:font-size-asian="13pt" style:font-name-complex="Sanskrit 2003" style:font-size-complex="13pt"/>
    </style:style>
    <style:style style:name="T18" style:family="text">
      <style:text-properties style:font-name="Sanskrit 2003" fo:font-size="13pt" officeooo:rsid="03e953ee" style:font-size-asian="13pt" style:font-name-complex="Sanskrit 2003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अथ त्रिंशोऽध्यायः <text:s/></text:p>
      <text:p text:style-name="P5"><text:span text:style-name="T3">सर्वतोभद्र</text:span><text:span text:style-name="T2">मण्डलविधिः </text:span><text:line-break/>नारद उवाच -<text:line-break/><text:span text:style-name="T4">मध्ये पद्मे यजेद्ब्रह्म साङ्गं पूर्वे</text:span><text:span text:style-name="T5">ऽ</text:span><text:span text:style-name="T4">ब्जनाभक</text:span><text:span text:style-name="T5">म्</text:span><text:span text:style-name="T4"> । <text:line-break/>आग्नेये</text:span><text:span text:style-name="T5">ऽ</text:span><text:span text:style-name="T4">ब्जे च प्रकृतिं याम्ये</text:span><text:span text:style-name="T5">ऽ</text:span><text:span text:style-name="T4">ब्जे पुरुषं यजेत् ॥१</text:span><text:span text:style-name="T6">॥</text:span><text:span text:style-name="T4"> <text:line-break/>पुरुषाद्दक्षिणे <text:s/>वह्निं नैरृते वारुणे</text:span><text:span text:style-name="T5">ऽ</text:span><text:span text:style-name="T4">निल</text:span><text:span text:style-name="T5">म्</text:span><text:span text:style-name="T4"> । <text:line-break/>आदित्यमैन्दवे पद्मे ऋग्यजुश्चै</text:span><text:span text:style-name="T5">व </text:span><text:span text:style-name="T4">पद्मके ॥२</text:span><text:span text:style-name="T6">॥</text:span><text:span text:style-name="T4"> </text:span><text:line-break/>इन्द्रादींश्च द्वितीयायां पद्मे षोडशके तथा । <text:line-break/>सामाथर्वाणमाकाशं वायुं तेजस्तथा जल<text:span text:style-name="T7">म्</text:span> ॥३<text:span text:style-name="T8">॥</text:span> <text:line-break/>पृथिवीञ्च मनश्चैव श्रोत्रं त्वक् चक्षुर<text:span text:style-name="T7">र्च</text:span>येत् । <text:s/><text:line-break/>रसनाञ्च तथा घ्राणं भूर्भुवश्चैव षोडश<text:span text:style-name="T7">म्</text:span> ॥४<text:span text:style-name="T8">॥</text:span> <text:line-break/>महर्जनस्तपः सत्यं तथा<text:span text:style-name="T7">ऽ</text:span>ग्निष्टोममेव च । <text:line-break/>अत्यग्निष्टोमकं चोक्थं षो<text:span text:style-name="T7">ड</text:span>शीं वाजपेयक<text:span text:style-name="T7">म्</text:span> ॥५<text:span text:style-name="T8">॥</text:span> <text:line-break/>अतिरात्रञ्च सम्पूज्य तथा<text:span text:style-name="T7">ऽ</text:span>प्तोर्यामम<text:span text:style-name="T7">र्च</text:span>येत् । <text:s/><text:line-break/>मनो बुद्धिमहङ्कारं शब्दं स्पर्शञ्च रूपक<text:span text:style-name="T7">म्</text:span> ॥६<text:span text:style-name="T8">॥</text:span> <text:line-break/>रसं गन्धञ्च पद्मेषु चतुर्विंशतिषु क्रमात् । <text:s/></text:p>
      <text:p text:style-name="P7"><text:span text:style-name="T9">जीवं मनो धि</text:span><text:span text:style-name="T10">यं चा</text:span><text:span text:style-name="T9">हं प्रकृतिं शब्दमात्रक</text:span><text:span text:style-name="T10">म्</text:span><text:span text:style-name="T9"> ॥७</text:span><text:span text:style-name="T11">॥</text:span><text:span text:style-name="T9"> <text:line-break/>वासुदेवादिमू</text:span><text:span text:style-name="T10">र्तीश्च</text:span><text:span text:style-name="T9"> तथा चैव दश</text:span><text:span text:style-name="T10">ा</text:span><text:span text:style-name="T9">त्मक</text:span><text:span text:style-name="T10">म्</text:span><text:span text:style-name="T9"> । <text:line-break/>मनः श्रोत्रं त्वचं प्रा</text:span><text:span text:style-name="T10">र्च्यं</text:span><text:span text:style-name="T9"> चक्षुश्च रसनं तथा ॥८</text:span><text:span text:style-name="T11">॥</text:span><text:span text:style-name="T9"> <text:line-break/>घ्राणं वाक्पाणिपादञ्च द्वात्रिंशद्वारिजेष्विमान् । <text:s/><text:line-break/>चतुर्थावरणे पूज्याः साङ्गाः सपरिवारकाः ॥९</text:span><text:span text:style-name="T11">॥</text:span><text:span text:style-name="T9"> <text:line-break/>पायूपस्थौ च सम्पूज्य मासानां द्वादशाधिपान् । <text:line-break/>पुरुषोत्तमादिषड्विंशान् </text:span><text:span text:style-name="T12">बा</text:span><text:span text:style-name="T9">ह्यावरणके यजेत् ॥१०</text:span><text:span text:style-name="T11">॥</text:span><text:span text:style-name="T9"> <text:line-break/></text:span><text:soft-page-break/><text:span text:style-name="T9">चक्राब्जे तेषु सम्पूज्या मासानां पतयः क्रमात् । <text:line-break/>अष्टौ प्रकृतयः षड्वा पञ्च </text:span><text:span text:style-name="T12">वा</text:span><text:span text:style-name="T9"> चतुरोऽपरे ॥११</text:span><text:span text:style-name="T11">॥</text:span><text:span text:style-name="T9"> <text:line-break/>रजःपातं ततः कु</text:span><text:span text:style-name="T12">र्या</text:span><text:span text:style-name="T9">ल्लिखिते मण्डले शृणु । <text:line-break/>कर्णिका पीतवर्णा स्याद्रेखाः सर्वाः सिताः समाः ॥१२</text:span><text:span text:style-name="T11">॥</text:span><text:span text:style-name="T9"> <text:line-break/>द्विहस्तेऽङ्गुष्टमात्राः स्युर्हस्ते </text:span><text:span text:style-name="T12">बाहु</text:span><text:span text:style-name="T9">समाः सिताः ।<text:line-break/>पद्मं शुक्लेन सन्धींस्तु कृष्णेन श्यामतो</text:span><text:span text:style-name="T12">ऽ</text:span><text:span text:style-name="T9">थवा ॥१३</text:span><text:span text:style-name="T11">॥</text:span><text:span text:style-name="T9"> <text:line-break/>के</text:span><text:span text:style-name="T12">स</text:span><text:span text:style-name="T9">रा रक्तपीताः स्युः कोणान्रक्तेन पूरयेत् । <text:line-break/>भूषयेद्योगपीठ</text:span><text:span text:style-name="T12">ं तु</text:span><text:span text:style-name="T9"> यथेष्टं सार्ववर्णिकैः ॥१४</text:span><text:span text:style-name="T11">॥</text:span><text:span text:style-name="T9"> <text:line-break/>लतावितानपत्राद्यैर्वीथिकामुपशोभयेत् । <text:line-break/>पीठद्वारे तु शुक्लेन शोभा रक्तेन </text:span><text:span text:style-name="T9"><text:note text:id="ftn0" text:note-class="footnote"><text:note-citation>1</text:note-citation><text:note-body><text:p text:style-name="P1">पूरिताः</text:p></text:note-body></text:note></text:span><text:span text:style-name="T9">पीततः ॥१५</text:span><text:span text:style-name="T11">॥</text:span><text:span text:style-name="T9"> <text:line-break/>उपशोभा</text:span><text:span text:style-name="T13">श्च</text:span><text:span text:style-name="T9"> नीलेन कोणशङ्ख्यांश्च वै सितान् । <text:line-break/>भद्रके पूरणं प्रोक्तमेवमन्येषु पूरण</text:span><text:span text:style-name="T13">म्</text:span><text:span text:style-name="T9"> ॥१६</text:span><text:span text:style-name="T11">॥</text:span><text:span text:style-name="T9"> <text:line-break/>त्रिकोणं सितरक्तेन कृष्णेन च विभूषयेत् । <text:line-break/>द्विकोणं रक्तपीताभ्यां नाभिं कृष्णेन चक्रके ॥१७</text:span><text:span text:style-name="T11">॥</text:span><text:span text:style-name="T9"> <text:line-break/>अरकान्पीतरक्ताभिः श्यामान्नेमि</text:span><text:span text:style-name="T13">स्तु</text:span><text:span text:style-name="T9"> रक्ततः । <text:line-break/>सितश्यामारुणाः कृष्णाः पीता रेखास्तु </text:span><text:span text:style-name="T13">बा</text:span><text:span text:style-name="T9">ह्यतः ॥१८</text:span><text:span text:style-name="T11">॥</text:span><text:span text:style-name="T9"> <text:line-break/>शालिपिष्टादि शुक्लं स्याद्रक्तं कौसुम्भकादिकम् ।<text:line-break/>हरिद्रया च हारिद्रं कृष्णं स्याद्दग्धधान्यतः ॥१९</text:span><text:span text:style-name="T11">॥</text:span><text:span text:style-name="T9"> <text:line-break/>शमीपत्रादिकैः श्यामं </text:span><text:span text:style-name="T14">बी</text:span><text:span text:style-name="T9">जानां लक्षजाप्यतः । <text:line-break/></text:span><text:span text:style-name="T9"><text:note text:id="ftn294" text:note-class="footnote"><text:note-citation>2</text:note-citation><text:note-body><text:p text:style-name="P2">वर्णलक्षैस्तु</text:p></text:note-body></text:note></text:span><text:span text:style-name="T9">चतुर्लक्षैस्तु मन्त्राणां विद्यानां लक्षसाधनम् ॥२०</text:span><text:span text:style-name="T11">॥</text:span><text:span text:style-name="T9"> <text:line-break/>अयुतं </text:span><text:span text:style-name="T14">वृद्ध</text:span><text:span text:style-name="T9">विद्यानां स्तोत्राणाञ्च सहस्रकम् । <text:s/><text:line-break/>पू</text:span><text:span text:style-name="T14">र्व</text:span><text:span text:style-name="T9">मेवाथ लक्षेण मन्त्रशुद्धिस्तथा</text:span><text:span text:style-name="T14">ऽऽ</text:span><text:span text:style-name="T9">त्मनः ॥२१</text:span><text:span text:style-name="T11">॥</text:span><text:span text:style-name="T9"> <text:line-break/></text:span><text:soft-page-break/><text:span text:style-name="T9">तथा</text:span><text:span text:style-name="T14">ऽ</text:span><text:span text:style-name="T9">परेण लक्षेण मन्त्रः क्षेत्रीकृतो भवेत् । <text:line-break/>पूर्व</text:span><text:span text:style-name="T14">से</text:span><text:span text:style-name="T9">वासमो होमो </text:span><text:span text:style-name="T14">बी</text:span><text:span text:style-name="T9">जानां सम्प्रकीर्तितः ॥२२</text:span><text:span text:style-name="T11">॥</text:span><text:span text:style-name="T9"> <text:line-break/>पूर्वसेवादशांशेन मन्त्रादीनां प्रकी</text:span><text:span text:style-name="T14">र्ति</text:span><text:span text:style-name="T9">ता ।<text:line-break/>पुरश्च</text:span><text:span text:style-name="T15">र्या</text:span><text:span text:style-name="T9"> तु मन्त्रे</text:span><text:span text:style-name="T14">ण</text:span><text:span text:style-name="T9"> मासिकं व्रतमाचरेत् ॥२३</text:span><text:span text:style-name="T11">॥</text:span><text:span text:style-name="T9"> <text:line-break/>भुवि न्यसेद्वामपादं न गृह्णीयात्प्रतिग्रहम् । <text:s/><text:line-break/>एवं द्वित्रिगुणेनैव मध्यमोत्तमसिद्धयः ॥२४</text:span><text:span text:style-name="T11">॥</text:span><text:span text:style-name="T9"> <text:line-break/>मन्त्रध्यानं प्रवक्ष्यामि येन स्यान्मन्त्रजं फलम् । <text:line-break/>स्थूलं शब्दमयं रूपं विग्रहं </text:span><text:span text:style-name="T14">बा</text:span><text:span text:style-name="T9">ह्यमिष्यते ॥२५</text:span><text:span text:style-name="T11">॥</text:span><text:span text:style-name="T9"> <text:line-break/>स</text:span><text:span text:style-name="T16">ू</text:span><text:span text:style-name="T9">क्ष्म</text:span><text:span text:style-name="T16">ं</text:span><text:span text:style-name="T9"> ज्योति</text:span><text:span text:style-name="T16">र्म</text:span><text:span text:style-name="T9">यं रूपं हा</text:span><text:span text:style-name="T16">र्दं</text:span><text:span text:style-name="T9"> चिन्तामयं भवेत् । <text:s/><text:line-break/>चिन्तया रहितं यत्तु तत्परं परिकी</text:span><text:span text:style-name="T16">र्ति</text:span><text:span text:style-name="T9">तम् ॥२६</text:span><text:span text:style-name="T11">॥</text:span><text:span text:style-name="T9"> <text:line-break/>वराहसिंहशक्तीनां स्थूल</text:span><text:span text:style-name="T16">ं </text:span><text:span text:style-name="T9">रूपं </text:span><text:span text:style-name="T9"><text:note text:id="ftn295" text:note-class="footnote"><text:note-citation>3</text:note-citation><text:note-body><text:p text:style-name="P3">विधानतः</text:p></text:note-body></text:note></text:span><text:span text:style-name="T9">प्रधानतः । <text:line-break/>चिन्तया रहितं रूपं वासुदेवस्य की</text:span><text:span text:style-name="T16">र्ति</text:span><text:span text:style-name="T9">तम् ॥२७</text:span><text:span text:style-name="T11">॥</text:span><text:span text:style-name="T9"> <text:line-break/>इतरेषां स्मृतं रूपं हा</text:span><text:span text:style-name="T16">र्दं</text:span><text:span text:style-name="T9"> चिन्तामयं सदा । <text:line-break/>स्थूलं वैराजमाख्यातं सूक्ष्मं वै लिङ्गितं भवेत् ॥२८</text:span><text:span text:style-name="T11">॥</text:span><text:span text:style-name="T9"> <text:line-break/>चिन्तया रहितं रूपमैश्वरं परिकी</text:span><text:span text:style-name="T16">र्ति</text:span><text:span text:style-name="T9">तम् । <text:line-break/>हृत्पुण्डरीकनिलय</text:span><text:span text:style-name="T16">ं चै</text:span><text:span text:style-name="T9">तन्यं ज्योतिरव्ययम् ॥२९</text:span><text:span text:style-name="T11">॥</text:span><text:span text:style-name="T9"> <text:line-break/></text:span><text:span text:style-name="T16">बी</text:span><text:span text:style-name="T9">जं </text:span><text:span text:style-name="T16">बी</text:span><text:span text:style-name="T9">जात्मकं ध्यायेत् कदम्बकुसुमाकृति</text:span><text:span text:style-name="T16">म्</text:span><text:span text:style-name="T9"> । <text:line-break/>कुम्भान्तरगतो दीपो निरुद्धप्रसवो यथा ॥३०</text:span><text:span text:style-name="T11">॥</text:span><text:span text:style-name="T9"> <text:line-break/>संहतः केवलस्तिष्ठेदेवं मन्त्रेश्वरो हृदि । <text:s/><text:line-break/>अनेक</text:span><text:span text:style-name="T16">सु</text:span><text:span text:style-name="T9">षिरे कुम्भे तावन्मात्रा गभस्तयः ॥३१</text:span><text:span text:style-name="T11">॥</text:span><text:span text:style-name="T9"> <text:line-break/>प्रसरन्ति </text:span><text:span text:style-name="T16">ब</text:span><text:span text:style-name="T9">हिस्तद्वन्नाडीभि</text:span><text:span text:style-name="T16">र्बी</text:span><text:span text:style-name="T9">जरश्मयः । </text:span></text:p>
      <text:p text:style-name="P7"><text:soft-page-break/><text:span text:style-name="T9">अथावभास</text:span><text:span text:style-name="T16">का</text:span><text:span text:style-name="T9"> दैवीमात्मीकृत्य तनुं स्थिताः ॥३२</text:span><text:span text:style-name="T11">॥</text:span><text:span text:style-name="T9"> <text:line-break/>हृदयात्प्रस्थिता नाड्यो </text:span><text:span text:style-name="T9"><text:note text:id="ftn296" text:note-class="footnote"><text:note-citation>4</text:note-citation><text:note-body><text:p text:style-name="P4">दशमेन्द्रियगोचराः</text:p></text:note-body></text:note></text:span><text:span text:style-name="T9">दर्शनेन्द्रियगोचराः । <text:line-break/></text:span><text:span text:style-name="T17">द्वेऽ</text:span><text:span text:style-name="T9">ग्नीषोमात्म</text:span><text:span text:style-name="T17">ि</text:span><text:span text:style-name="T9">के तासां नाड्यौ नासाग्रसंस्थिते ॥३३</text:span><text:span text:style-name="T11">॥</text:span><text:span text:style-name="T9"> <text:line-break/></text:span><text:span text:style-name="T9"><text:note text:id="ftn297" text:note-class="footnote"><text:note-citation>5</text:note-citation><text:note-body><text:p text:style-name="P4">सम्यगुद्धातयोगेन</text:p></text:note-body></text:note></text:span><text:span text:style-name="T9">सम्यग्गुह्येन योगेन जित्वा देहसमीरणम् । <text:line-break/>जपध्यानरतो मन्त्री </text:span><text:span text:style-name="T9"><text:note text:id="ftn298" text:note-class="footnote"><text:note-citation>6</text:note-citation><text:note-body><text:p text:style-name="Footnote"><text:s/><text:span text:style-name="T1">मन्त्रलक्षणमश्नुते</text:span></text:p></text:note-body></text:note></text:span><text:span text:style-name="T9">मन्त्र</text:span><text:span text:style-name="T17">जं फल</text:span><text:span text:style-name="T9">मश्नुते <text:s/>॥३४</text:span><text:span text:style-name="T11">॥</text:span><text:span text:style-name="T9"> <text:line-break/>संशुद्धभूततन्मात्रः सकामो योगमभ्यसन् । <text:line-break/>अणिमादिमवाप्नोति विरक्तः </text:span><text:span text:style-name="T9"><text:note text:id="ftn299" text:note-class="footnote"><text:note-citation>7</text:note-citation><text:note-body><text:p text:style-name="P4">प्रविलाप्य</text:p></text:note-body></text:note></text:span><text:span text:style-name="T9">प्रविलङ्घ्य च ॥३५॥ <text:s text:c="2"/><text:line-break/></text:span><text:span text:style-name="T17">चिदा</text:span><text:span text:style-name="T9">त्मके भूतमात्रान्मुच्यते चेन्द्रियग्रहात् ॥३</text:span><text:span text:style-name="T18">६</text:span><text:span text:style-name="T9">॥ <text:s/></text:span></text:p>
      <text:p text:style-name="P5">इत्यादिमहापुराणे आग्नेये <text:span text:style-name="T1">सर्वतोभद्र</text:span>मण्डलादिवर्णनं नाम त्र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6:28:52.889346400</meta:creation-date>
    <dc:date>2017-04-15T16:29:49.633546127</dc:date>
    <meta:editing-duration>PT5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2" meta:word-count="400" meta:character-count="1936" meta:non-whitespace-character-count="1463"/>
  </office:meta>
</office:document-meta>
</file>